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8600000300BAC046F6.jpg" manifest:media-type="image/jpeg"/>
  <manifest:file-entry manifest:full-path="Pictures/10000201000001F4000001F45BB7620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family="Purisa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004586" fo:font-family="Purisa" style:font-pitch="variable" fo:font-size="44pt" style:text-underline-style="none" fo:font-weight="bold" style:font-size-asian="44pt" style:font-weight-asian="bold" style:font-size-complex="44pt" style:font-weight-complex="bold"/>
    </style:style>
    <style:style style:name="P4" style:family="paragraph">
      <style:text-properties fo:color="#000000" fo:font-family="Purisa" style:font-pitch="variable" fo:font-size="44pt" style:text-underline-style="none" fo:font-weight="bold" style:font-size-asian="44pt" style:font-weight-asian="bold" style:font-size-complex="44pt" style:font-weight-complex="bold"/>
    </style:style>
    <style:style style:name="P5" style:family="paragraph">
      <style:text-properties fo:color="#4c4c4c" fo:font-family="Purisa" style:font-pitch="variable" fo:font-size="44pt" style:text-underline-style="none" fo:font-weight="bold" style:font-size-asian="44pt" style:font-weight-asian="bold" style:font-size-complex="44pt" style:font-weight-complex="bold"/>
    </style:style>
    <style:style style:name="T1" style:family="text">
      <style:text-properties fo:font-family="Purisa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font-family="Purisa" style:font-pitch="variable" style:text-underline-style="none"/>
    </style:style>
    <style:style style:name="T3" style:family="text">
      <style:text-properties fo:font-family="Purisa" style:font-pitch="variable"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7.238cm" svg:height="8.605cm" svg:x="18.632cm" svg:y="6.635cm">
            <draw:image xlink:href="Pictures/100000000000028600000300BAC046F6.jpg" xlink:type="simple" xlink:show="embed" xlink:actuate="onLoad">
              <text:p/>
            </draw:image>
          </draw:frame>
          <draw:frame draw:style-name="gr1" draw:text-style-name="P1" draw:layer="layout" svg:width="3.039cm" svg:height="3.038cm" svg:x="19.746cm" svg:y="11.008cm">
            <draw:image xlink:href="Pictures/10000201000001F4000001F45BB7620D.png" xlink:type="simple" xlink:show="embed" xlink:actuate="onLoad">
              <text:p/>
            </draw:image>
          </draw:frame>
        </draw:g>
        <draw:frame draw:style-name="gr2" draw:text-style-name="P2" draw:layer="layout" svg:width="22.113cm" svg:height="4.417cm" svg:x="2.875cm" svg:y="1.905cm">
          <draw:text-box>
            <text:p text:style-name="P2"><text:span text:style-name="T1">Brněnské PyVo</text:span></text:p>
          </draw:text-box>
        </draw:frame>
        <draw:frame draw:style-name="gr2" draw:text-style-name="P3" draw:layer="layout" svg:width="13.566cm" svg:height="2.8cm" svg:x="3.109cm" svg:y="6.42cm">
          <draw:text-box>
            <text:p text:style-name="P3"><text:span text:style-name="T2">www.python.cz</text:span></text:p>
          </draw:text-box>
        </draw:frame>
        <draw:frame draw:style-name="gr2" draw:text-style-name="P4" draw:layer="layout" svg:width="10.349cm" svg:height="5.349cm" svg:x="3.186cm" svg:y="9.46cm">
          <draw:text-box>
            <text:p text:style-name="P4"><text:span text:style-name="T2">@pythonCZ</text:span></text:p>
            <text:p text:style-name="P4"><text:span text:style-name="T2">@naPyvo</text:span></text:p>
          </draw:text-box>
        </draw:frame>
        <draw:frame draw:style-name="gr2" draw:text-style-name="P5" draw:layer="layout" svg:width="22.503cm" svg:height="2.8cm" svg:x="2.875cm" svg:y="16.15cm">
          <draw:text-box>
            <text:p text:style-name="P5"><text:span text:style-name="T3">Každý poslední čtvrtek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onza </meta:initial-creator>
    <meta:creation-date>2011-06-13T15:36:33</meta:creation-date>
    <meta:editing-duration>PT34M35S</meta:editing-duration>
    <meta:editing-cycles>3</meta:editing-cycles>
    <dc:date>2012-10-25T16:56:10</dc:date>
    <meta:generator>LibreOffice/3.5$Linux_X86_64 LibreOffice_project/350m1$Build-2</meta:generator>
    <meta:document-statistic meta:object-count="30"/>
  </office:meta>
</office:document-meta>
</file>